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6.798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5.27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Repas par 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len Frances Root</meta:initial-creator>
    <meta:creation-date>2021-12-01T10:06:27Z</meta:creation-date>
    <dc:date>2023-02-21T14:03:28.551442648</dc:date>
    <meta:editing-duration>PT2M52S</meta:editing-duration>
    <meta:editing-cycles>3</meta:editing-cycles>
    <meta:document-statistic meta:table-count="1" meta:cell-count="36" meta:object-count="0"/>
  </office:meta>
</office:document-meta>
</file>